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B0000004FF3C9B94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text-properties officeooo:paragraph-rsid="002d4966"/>
    </style:style>
    <style:style style:name="P2" style:family="paragraph" style:parent-style-name="Title">
      <style:paragraph-properties fo:text-indent="0cm" style:auto-text-indent="false"/>
      <style:text-properties officeooo:rsid="001b61b1" officeooo:paragraph-rsid="001b61b1"/>
    </style:style>
    <style:style style:name="P3" style:family="paragraph" style:parent-style-name="Text_20_body">
      <style:text-properties officeooo:rsid="001b61b1" officeooo:paragraph-rsid="001b61b1"/>
    </style:style>
    <style:style style:name="P4" style:family="paragraph" style:parent-style-name="Код">
      <style:text-properties officeooo:rsid="001b61b1"/>
    </style:style>
    <style:style style:name="P5" style:family="paragraph" style:parent-style-name="Кто-Кому">
      <style:text-properties officeooo:rsid="0031cdd5" officeooo:paragraph-rsid="0031cdd5"/>
    </style:style>
    <style:style style:name="P6" style:family="paragraph" style:parent-style-name="Text_20_body">
      <style:text-properties officeooo:rsid="00333c7e" officeooo:paragraph-rsid="00333c7e"/>
    </style:style>
    <style:style style:name="P7" style:family="paragraph" style:parent-style-name="Вид_20_работы">
      <style:paragraph-properties style:writing-mode="lr-tb"/>
      <style:text-properties officeooo:paragraph-rsid="00333c7e"/>
    </style:style>
    <style:style style:name="P8" style:family="paragraph" style:parent-style-name="Title">
      <style:text-properties officeooo:paragraph-rsid="002127c1"/>
    </style:style>
    <style:style style:name="P9" style:family="paragraph" style:parent-style-name="Вид_20_работы">
      <style:paragraph-properties style:writing-mode="lr-tb"/>
      <style:text-properties officeooo:rsid="00311dad" officeooo:paragraph-rsid="00333c7e"/>
    </style:style>
    <style:style style:name="P10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МинОбр" style:master-page-name="First_20_Page">
      <style:paragraph-properties style:page-number="auto"/>
    </style:style>
    <style:style style:name="P12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" style:family="paragraph" style:parent-style-name="Heading_20_1">
      <style:text-properties officeooo:rsid="001b61b1" officeooo:paragraph-rsid="001b61b1"/>
    </style:style>
    <style:style style:name="P14" style:family="paragraph" style:parent-style-name="Heading_20_1">
      <style:text-properties officeooo:rsid="00333c7e" officeooo:paragraph-rsid="00333c7e"/>
    </style:style>
    <style:style style:name="P15" style:family="paragraph" style:parent-style-name="Text_20_body">
      <style:text-properties officeooo:rsid="00333c7e" officeooo:paragraph-rsid="0036a010"/>
    </style:style>
    <style:style style:name="P16" style:family="paragraph" style:parent-style-name="Код">
      <style:text-properties officeooo:rsid="001b61b1"/>
    </style:style>
    <style:style style:name="T1" style:family="text">
      <style:text-properties officeooo:rsid="002127c1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officeooo:rsid="001012ac" style:font-size-asian="14pt" style:font-size-complex="14pt"/>
    </style:style>
    <style:style style:name="T4" style:family="text">
      <style:text-properties officeooo:rsid="00311dad"/>
    </style:style>
    <style:style style:name="T5" style:family="text">
      <style:text-properties officeooo:rsid="0031cdd5"/>
    </style:style>
    <style:style style:name="T6" style:family="text">
      <style:text-properties officeooo:rsid="00333c7e"/>
    </style:style>
    <style:style style:name="T7" style:family="text">
      <style:text-properties officeooo:rsid="00336100"/>
    </style:style>
    <style:style style:name="T8" style:family="text">
      <style:text-properties officeooo:rsid="0034f300"/>
    </style:style>
    <style:style style:name="T9" style:family="text">
      <style:text-properties officeooo:rsid="0036a010"/>
    </style:style>
    <style:style style:name="T10" style:family="text">
      <style:text-properties officeooo:rsid="00372b57"/>
    </style:style>
    <style:style style:name="T11" style:family="text">
      <style:text-properties officeooo:rsid="001b61b1"/>
    </style:style>
    <style:style style:name="fr1" style:family="graphic" style:parent-style-name="Frame">
      <style:graphic-properties fo:margin-left="0cm" fo:margin-right="0cm" fo:margin-top="0cm" fo:margin-bottom="0cm" style:vertical-pos="bottom" style:vertical-rel="paragraph-content" style:horizontal-pos="center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11">Министерство науки и высшего образования РФ</text:p>
      <text:p text:style-name="МинОбр"><text:span text:style-name="T2"><text:s/>Федеральное государственное </text:span><text:span text:style-name="T3">автономное</text:span><text:span text:style-name="T2"> образовательное учреждение высшего образования</text:span></text:p>
      <text:p text:style-name="Титульник"/>
      <text:p text:style-name="Титульник"/>
      <text:p text:style-name="Организация"><text:s/>ТОМСКИЙ ГОСУДАРСТВЕННЫЙ УНИВЕРСИТЕТ СИСТЕМ УПРАВЛЕНИЯ И РАДИОЭЛЕКТРОНИКИ (ТУСУР)</text:p>
      <text:p text:style-name="Кафедра">Кафедра автоматизированных систем управления (АСУ)</text:p>
      <text:p text:style-name="Титульник"/>
      <text:p text:style-name="Титульник"/>
      <text:p text:style-name="Тема">Символьные вычисления</text:p>
      <text:p text:style-name="Тема">в <text:span text:style-name="T8">lisp</text:span></text:p>
      <text:p text:style-name="Титульник"/>
      <text:p text:style-name="Титульник"/>
      <text:p text:style-name="P7">Отчёт по лабораторной работе №<text:span text:style-name="T9">3</text:span><text:span text:style-name="T4"><text:line-break/>по дисциплине «Функциональное и логическое</text:span></text:p>
      <text:p text:style-name="P9"><text:s/>программирование»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Кто-Кому">Студент гр. <text:span text:style-name="T6">431-3</text:span></text:p>
      <text:p text:style-name="P5">_______ А.В. Гурулёв</text:p>
      <text:p text:style-name="P5">«__» _________ 20<text:span text:style-name="T6">24</text:span></text:p>
      <text:p text:style-name="P5"/>
      <text:p text:style-name="P5">Проверил</text:p>
      <text:p text:style-name="P5">Доцент каф. АСУ, к.т.н</text:p>
      <text:p text:style-name="P5">_______ С.М. Алф<text:span text:style-name="T7">ё</text:span>ров</text:p>
      <text:p text:style-name="P5">«__» _________ 20<text:span text:style-name="T6">24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>Томск <text:span text:style-name="T5">20</text:span><text:span text:style-name="T6">24</text:span></text:p>
      <text:table-of-content text:style-name="Sect1" text:protected="true" text:name="Оглавление1">
        <text:table-of-content-source text:outline-level="10" text:use-outline-level="false" text:use-index-marks="false" text:use-index-source-styles="true">
          <text:index-title-template text:style-name="Title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  <text:index-source-style text:style-name="Heading_20_1"/>
            <text:index-source-style text:style-name="Appendix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  <text:index-source-styles text:outline-level="10">
            <text:index-source-style text:style-name="Heading_20_10"/>
          </text:index-source-styles>
        </text:table-of-content-source>
        <text:index-body>
          <text:index-title text:style-name="Sect1" text:name="Оглавление1_Head" text:protected="true">
            <text:p text:style-name="Title">Оглавление</text:p>
          </text:index-title>
          <text:p text:style-name="P10"><text:a xlink:type="simple" xlink:href="#__RefHeading___Toc2739_3486885143" text:style-name="Index_20_Link" text:visited-style-name="Index_20_Link">Введение<text:tab/>3</text:a></text:p>
          <text:p text:style-name="P10"><text:a xlink:type="simple" xlink:href="#__RefHeading___Toc27_3486885143" text:style-name="Index_20_Link" text:visited-style-name="Index_20_Link">1 Листинг программы<text:tab/>4</text:a></text:p>
          <text:p text:style-name="P10"><text:a xlink:type="simple" xlink:href="#__RefHeading___Toc191_1315649795" text:style-name="Index_20_Link" text:visited-style-name="Index_20_Link">2 Результат работы программы<text:tab/>7</text:a></text:p>
          <text:p text:style-name="P10"><text:a xlink:type="simple" xlink:href="#__RefHeading___Toc4313_3486885143" text:style-name="Index_20_Link" text:visited-style-name="Index_20_Link">Вывод<text:tab/>8</text:a></text:p>
        </text:index-body>
      </text:table-of-content>
      <text:p text:style-name="P2"><text:bookmark-start text:name="__RefHeading___Toc2739_3486885143"/>Введение<text:bookmark-end text:name="__RefHeading___Toc2739_3486885143"/></text:p>
      <text:p text:style-name="P3">Цель:</text:p>
      <text:p text:style-name="P3"><text:tab/>Получить опыт использования <text:span text:style-name="T6">LISP в символьных вычислениях.</text:span></text:p>
      <text:p text:style-name="P6">Задание:</text:p>
      <text:p text:style-name="P15"><text:tab/>Написать программу по решению уравнения, указанному в варианте <text:span text:style-name="T9">(A/x+B=C, где A, B, C – неизвестные параметры или выражения с неизвестными параметрами, x – искомая переменная. Выразить переменную x через параметры.)</text:span>. Для решения уравнения на LISP оно должно быть задано в виде списка. Если уравнение задано не в соответствии с форматом, заданным вариантом, выдать ошибку.</text:p>
      <text:h text:style-name="P13" text:outline-level="1"><text:bookmark-start text:name="__RefHeading___Toc27_3486885143"/>Листинг программы<text:bookmark-end text:name="__RefHeading___Toc27_3486885143"/></text:h>
      <text:p text:style-name="P3">Файл «<text:span text:style-name="T8">lab</text:span><text:span text:style-name="T6">_</text:span><text:span text:style-name="T10">3</text:span><text:span text:style-name="T6">.lsp</text:span>»</text:p>
      <text:p text:style-name="P4">; задание уравнения в виде списка</text:p>
      <text:p text:style-name="P4">(setq </text:p>
      <text:p text:style-name="P4"><text:s text:c="4"/>meEquation '(A / x + B = C)</text:p>
      <text:p text:style-name="P4">) </text:p>
      <text:p text:style-name="P4">; выделение левой части относительно символа op</text:p>
      <text:p text:style-name="P4">(defun left(e op)</text:p>
      <text:p text:style-name="P4"><text:s text:c="4"/>(if e</text:p>
      <text:p text:style-name="P4"><text:s text:c="8"/>(let </text:p>
      <text:p text:style-name="P4"><text:s text:c="12"/>(</text:p>
      <text:p text:style-name="P4"><text:s text:c="16"/>(f (car e))</text:p>
      <text:p text:style-name="P4"><text:s text:c="12"/>)</text:p>
      <text:p text:style-name="P4"><text:s text:c="12"/>(if (eq f op)</text:p>
      <text:p text:style-name="P4"><text:s text:c="16"/>nil</text:p>
      <text:p text:style-name="P4"><text:s text:c="16"/>(cons</text:p>
      <text:p text:style-name="P4"><text:s text:c="20"/>f </text:p>
      <text:p text:style-name="P4"><text:s text:c="20"/>(left (cdr e) op)</text:p>
      <text:p text:style-name="P4"><text:s text:c="16"/>)</text:p>
      <text:p text:style-name="P4"><text:s text:c="12"/>)</text:p>
      <text:p text:style-name="P4"><text:s text:c="8"/>)</text:p>
      <text:p text:style-name="P4"><text:s text:c="8"/>nil</text:p>
      <text:p text:style-name="P4"><text:s text:c="4"/>)</text:p>
      <text:p text:style-name="P4">)</text:p>
      <text:p text:style-name="P4">; выделение правой части относительно символа op</text:p>
      <text:p text:style-name="P4">(defun right(e op)</text:p>
      <text:p text:style-name="P4"><text:s text:c="4"/>(if e</text:p>
      <text:p text:style-name="P4"><text:s text:c="8"/>(let </text:p>
      <text:p text:style-name="P4"><text:s text:c="12"/>(</text:p>
      <text:p text:style-name="P4"><text:s text:c="16"/>(r (cdr e))</text:p>
      <text:p text:style-name="P4"><text:s text:c="12"/>)</text:p>
      <text:p text:style-name="P4"><text:s text:c="12"/>(if (eq (car e) op)</text:p>
      <text:p text:style-name="P4"><text:soft-page-break/><text:s text:c="16"/>r</text:p>
      <text:p text:style-name="P4"><text:s text:c="16"/>(right r op)</text:p>
      <text:p text:style-name="P4"><text:s text:c="12"/>)</text:p>
      <text:p text:style-name="P4"><text:s text:c="8"/>)</text:p>
      <text:p text:style-name="P4"><text:s text:c="8"/>nil</text:p>
      <text:p text:style-name="P4"><text:s text:c="4"/>)</text:p>
      <text:p text:style-name="P4">)</text:p>
      <text:p text:style-name="P4">; решение уравнения</text:p>
      <text:p text:style-name="P4">(defun res(e)</text:p>
      <text:p text:style-name="P4"><text:s text:c="4"/>(let </text:p>
      <text:p text:style-name="P4"><text:s text:c="8"/>(</text:p>
      <text:p text:style-name="P4"><text:s text:c="12"/>(l (left e '=))</text:p>
      <text:p text:style-name="P4"><text:s text:c="8"/>)</text:p>
      <text:p text:style-name="P4"><text:s text:c="8"/>(if l</text:p>
      <text:p text:style-name="P4"><text:s text:c="12"/>(let </text:p>
      <text:p text:style-name="P4"><text:s text:c="16"/>(</text:p>
      <text:p text:style-name="P4"><text:s text:c="20"/>(expr_c (car (right e '=))) </text:p>
      <text:p text:style-name="P4"><text:s text:c="20"/>(expr (left l '=))</text:p>
      <text:p text:style-name="P4"><text:s text:c="16"/>)</text:p>
      <text:p text:style-name="P4"><text:s text:c="16"/>(let</text:p>
      <text:p text:style-name="P4"><text:s text:c="19"/>(</text:p>
      <text:p text:style-name="P4"><text:s text:c="24"/>(expr_left (left expr '+))</text:p>
      <text:p text:style-name="P4"><text:s text:c="20"/>)</text:p>
      <text:p text:style-name="P4"><text:s text:c="20"/>(list</text:p>
      <text:p text:style-name="P4"><text:s text:c="24"/>(car (right expr_left '/))</text:p>
      <text:p text:style-name="P4"><text:s text:c="24"/>`=</text:p>
      <text:p text:style-name="P4"><text:s text:c="24"/>(car (left expr_left '/))</text:p>
      <text:p text:style-name="P4"><text:s text:c="24"/>`/</text:p>
      <text:p text:style-name="P4"><text:s text:c="24"/>(list</text:p>
      <text:p text:style-name="P4"><text:s text:c="28"/>expr_c</text:p>
      <text:p text:style-name="P4"><text:s text:c="28"/>`-</text:p>
      <text:p text:style-name="P4"><text:s text:c="28"/>(car (right expr '+))</text:p>
      <text:p text:style-name="P4"><text:s text:c="24"/>)</text:p>
      <text:p text:style-name="P4"><text:soft-page-break/><text:s text:c="20"/>)</text:p>
      <text:p text:style-name="P4"><text:s text:c="16"/>)</text:p>
      <text:p text:style-name="P4"><text:s text:c="12"/>)</text:p>
      <text:p text:style-name="P4"><text:s text:c="12"/>nil</text:p>
      <text:p text:style-name="P4"><text:s text:c="8"/>)</text:p>
      <text:p text:style-name="P4"><text:s text:c="4"/>)</text:p>
      <text:p text:style-name="P4">)</text:p>
      <text:p text:style-name="P4"/>
      <text:p text:style-name="P4">; вывод сообщения об ошибке при неправильно заданном уравнении</text:p>
      <text:p text:style-name="P4">(defun res_init(e)</text:p>
      <text:p text:style-name="P4"><text:s text:c="4"/>(let </text:p>
      <text:p text:style-name="P4"><text:s text:c="8"/>(</text:p>
      <text:p text:style-name="P4"><text:s text:c="12"/>(r (res e))</text:p>
      <text:p text:style-name="P4"><text:s text:c="8"/>)</text:p>
      <text:p text:style-name="P4"><text:s text:c="8"/>(if r</text:p>
      <text:p text:style-name="P4"><text:s text:c="12"/>r</text:p>
      <text:p text:style-name="P4"><text:s text:c="12"/>"Ошибка"</text:p>
      <text:p text:style-name="P4"><text:s text:c="8"/>)</text:p>
      <text:p text:style-name="P4"><text:s text:c="4"/>)</text:p>
      <text:p text:style-name="P4">)</text:p>
      <text:p text:style-name="P4">; вывод результата решения</text:p>
      <text:p text:style-name="Код"><text:span text:style-name="T11">(print (res_init meEquation))</text:span></text:p>
      <text:h text:style-name="P14" text:outline-level="1"><text:bookmark-start text:name="__RefHeading___Toc191_1315649795"/>Результат работы программы<text:bookmark-end text:name="__RefHeading___Toc191_1315649795"/></text:h>
      <text:p text:style-name="Text_20_body">На рисунке <text:span text:style-name="T10">2.1 показан результат работы программы</text:span></text:p>
      <text:p text:style-name="Text_20_body"><draw:frame draw:style-name="fr1" draw:name="Врезка1" text:anchor-type="char" svg:width="14cm" draw:z-index="0"><draw:text-box fo:min-height="1.432cm"><text:p text:style-name="Drawing"><draw:frame draw:style-name="fr2" draw:name="Изображение1" text:anchor-type="paragraph" svg:width="14cm" style:rel-width="100%" svg:height="1.432cm" style:rel-height="scale" draw:z-index="1"><draw:image xlink:href="Pictures/10000001000003CB0000004FF3C9B94F.png" xlink:type="simple" xlink:show="embed" xlink:actuate="onLoad" draw:mime-type="image/png"/></draw:frame>Рисунок <text:sequence text:ref-name="refDrawing0" text:name="Drawing" text:formula="ooow:Drawing+1" style:num-format="1">2.1</text:sequence><text:s/>- Результат работы программы</text:p></draw:text-box></draw:frame></text:p>
      <text:p text:style-name="P8"><text:bookmark-start text:name="__RefHeading___Toc4313_3486885143"/>В<text:span text:style-name="T1">ывод</text:span><text:bookmark-end text:name="__RefHeading___Toc4313_3486885143"/></text:p>
      <text:p text:style-name="P6">В результате выполнения лабораторной работы я получил опыт использования LISP в символьных вычислениях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text-indent="1.251cm" style:auto-text-indent="false" style:page-number="auto"/>
      <style:text-properties style:use-window-font-color="true" loext:opacity="0%" style:font-name="Times New Roman1" fo:font-family="'Times New Roman'" style:font-style-name="Обычный" style:font-family-generic="roman" style:font-pitch="variable" fo:font-size="14pt" style:font-name-asian="Times New Roman1" style:font-family-asian="'Times New Roman'" style:font-style-name-asian="Обычный" style:font-family-generic-asian="roman" style:font-pitch-asian="variable" style:font-size-asian="14pt" fo:hyphenate="tru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 style:master-page-name="">
      <style:paragraph-properties fo:margin-left="1.251cm" fo:margin-right="1.499cm" fo:margin-top="0.25cm" fo:margin-bottom="0.25cm" style:contextual-spacing="false" fo:line-height="150%" fo:text-align="center" style:justify-single-word="false" fo:hyphenation-ladder-count="no-limit" fo:text-indent="0cm" style:auto-text-indent="false" style:page-number="auto" fo:keep-with-next="always">
        <style:tab-stops/>
      </style:paragraph-properties>
      <style:text-properties fo:text-transform="uppercase" fo:font-weight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hyphenation-ladder-count="no-limit" style:page-number="auto"/>
      <style:text-properties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00%" fo:hyphenation-ladder-count="no-limit" style:page-number="auto" text:number-lines="false" text:line-number="0"/>
      <style:text-properties fo:font-size="12pt" fo:font-style="normal" style:font-size-asian="12pt" style:font-style-asian="normal" style:font-name-complex="Noto Sans Devanagari" style:font-family-complex="'Noto Sans Devanagari'" style:font-family-generic-complex="swiss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fo:text-indent="0cm" style:auto-text-indent="false" style:page-number="auto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.251cm" style:page-number="auto" fo:break-before="page"/>
    </style:style>
    <style:style style:name="Title" style:family="paragraph" style:parent-style-name="Heading" style:next-style-name="Text_20_body" style:class="chapter" style:master-page-name="">
      <style:paragraph-properties style:page-number="auto" fo:break-before="page">
        <style:tab-stops/>
      </style:paragraph-properties>
      <style:text-properties fo:font-variant="normal" fo:text-transform="non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style:page-number="auto"/>
      <style:text-properties fo:font-variant="small-caps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style:page-number="auto">
        <style:tab-stops/>
      </style:paragraph-properties>
      <style:text-properties fo:font-variant="small-caps" fo:font-weight="normal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line-height="100%" fo:orphans="0" fo:widows="0" fo:hyphenation-ladder-count="no-limit" fo:text-indent="0cm" style:auto-text-indent="false" style:page-number="auto" text:number-lines="false" text:line-number="0"/>
      <style:text-properties fo:font-size="12pt" style:font-size-asian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able_20_Heading" style:display-name="Table Heading" style:family="paragraph" style:parent-style-name="Standard" style:class="extra" style:master-page-name="">
      <style:paragraph-properties fo:hyphenation-ladder-count="no-limit" style:page-number="auto"/>
      <style:text-properties fo:font-size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Appendix" style:family="paragraph" style:parent-style-name="Heading" style:next-style-name="Text_20_body" style:class="chapter" style:master-page-name="">
      <style:paragraph-properties fo:text-align="center" style:justify-single-word="false" style:page-number="auto" fo:break-before="page"/>
      <style:text-properties fo:font-variant="normal" fo:text-transform="none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" style:family="paragraph" style:parent-style-name="Caption" style:class="extra">
      <loext:graphic-properties draw:fill="none" draw:fill-color="#729fcf"/>
      <style:paragraph-properties fo:background-color="transparent">
        <style:tab-stops/>
        <style:drop-cap/>
      </style:paragraph-properties>
    </style:style>
    <style:style style:name="Заголовок_20_граф" style:display-name="Заголовок граф" style:family="paragraph" style:parent-style-name="Table_20_Contents">
      <style:paragraph-properties fo:text-align="center" style:justify-single-word="false"/>
      <style:text-properties fo:font-weight="bold"/>
    </style:style>
    <style:style style:name="Заголовок_20_строки" style:display-name="Заголовок строки" style:family="paragraph" style:parent-style-name="Table_20_Contents">
      <style:paragraph-properties fo:text-align="start" style:justify-single-word="false"/>
      <style:text-properties fo:font-weight="bold"/>
    </style:style>
    <style:style style:name="Подзаголовок_20_граф" style:display-name="Подзаголовок граф" style:family="paragraph" style:parent-style-name="Заголовок_20_граф">
      <style:text-properties fo:font-style="italic" fo:font-weight="normal"/>
    </style:style>
    <style:style style:name="Drawing" style:family="paragraph" style:parent-style-name="Caption" style:class="extra">
      <style:paragraph-properties fo:text-align="center" style:justify-single-word="false" fo:text-indent="0cm" style:auto-text-indent="false"/>
    </style:style>
    <style:style style:name="Титульник" style:family="paragraph" style:parent-style-name="Standard" style:master-page-name="">
      <style:paragraph-properties fo:line-height="115%" fo:text-align="center" style:justify-single-word="false" fo:hyphenation-ladder-count="no-limit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МинОбр" style:family="paragraph" style:parent-style-name="Титульник"/>
    <style:style style:name="Организация" style:family="paragraph" style:parent-style-name="Титульник" style:next-style-name="Кафедра">
      <style:text-properties fo:text-transform="uppercase"/>
    </style:style>
    <style:style style:name="Кафедра" style:family="paragraph" style:parent-style-name="Титульник"/>
    <style:style style:name="Тема" style:family="paragraph" style:parent-style-name="Титульник">
      <style:text-properties fo:text-transform="uppercase"/>
    </style:style>
    <style:style style:name="Вид_20_работы" style:display-name="Вид работы" style:family="paragraph" style:parent-style-name="Титульник"/>
    <style:style style:name="Кто-Кому" style:family="paragraph" style:parent-style-name="Титульник" style:master-page-name="">
      <style:paragraph-properties fo:margin-left="11cm" fo:text-align="justify" style:justify-single-word="false" style:page-number="auto"/>
    </style:style>
    <style:style style:name="Место_20_и_20_год_20_выполнения" style:display-name="Место и год выполнения" style:family="paragraph" style:parent-style-name="Титульник"/>
    <style:style style:name="Код" style:family="paragraph" style:parent-style-name="Text_20_body">
      <style:paragraph-properties fo:line-height="100%"/>
      <style:text-properties fo:font-size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svg:width="14cm" fo:min-height="1.139cm" text:anchor-type="char" svg:x="0cm" svg:y="0cm" style:wrap="none" style:vertical-pos="bottom" style:vertical-rel="paragraph-content" style:horizontal-pos="center" style:horizontal-rel="page" fo:background-color="transparent" draw:fill="none" draw:fill-color="#729fcf" style:flow-with-text="false" draw:wrap-influence-on-position="once-concurrent" loext:allow-overlap="false">
        <style:columns fo:column-count="1" fo:column-gap="0cm"/>
      </style:graphic-properties>
    </style:style>
    <style:style style:name="Frame" style:family="graphic">
      <style:graphic-properties svg:width="0.041cm" fo:min-height="0.041cm" text:anchor-type="paragraph" svg:x="0cm" svg:y="0cm" fo:margin-left="0.201cm" fo:margin-right="0.201cm" fo:margin-top="0.25cm" fo:margin-bottom="0.25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draw:wrap-influence-on-position="once-concurrent" loext:allow-overlap="fals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is-legal="true" loext:num-list-format=" Таблица %1% - " style:num-prefix=" 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is-legal="tru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loext:is-legal="true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_20_ABC" style:display-name="Numbering ABC" text:consecutive-numbering="true">
      <text:list-level-style-number text:level="1" text:style-name="Numbering_20_Symbols" loext:num-list-format="Приложение %1%" style:num-prefix="Приложение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A">
        <style:list-level-properties text:list-level-position-and-space-mode="label-alignment">
          <style:list-level-label-alignment text:label-followed-by="space" fo:text-indent="-0.7cm" fo:margin-left="2.03cm"/>
        </style:list-level-properties>
      </text:list-level-style-number>
      <text:list-level-style-number text:level="3" loext:num-list-format="%3%" style:num-format="A">
        <style:list-level-properties text:list-level-position-and-space-mode="label-alignment">
          <style:list-level-label-alignment text:label-followed-by="space" fo:text-indent="-0.7cm" fo:margin-left="2.731cm"/>
        </style:list-level-properties>
      </text:list-level-style-number>
      <text:list-level-style-number text:level="4" loext:num-list-format="%4%" style:num-format="A">
        <style:list-level-properties text:list-level-position-and-space-mode="label-alignment">
          <style:list-level-label-alignment text:label-followed-by="space" fo:text-indent="-0.7cm" fo:margin-left="3.431cm"/>
        </style:list-level-properties>
      </text:list-level-style-number>
      <text:list-level-style-number text:level="5" loext:num-list-format="%5%" style:num-format="A">
        <style:list-level-properties text:list-level-position-and-space-mode="label-alignment">
          <style:list-level-label-alignment text:label-followed-by="space" fo:text-indent="-0.7cm" fo:margin-left="4.131cm"/>
        </style:list-level-properties>
      </text:list-level-style-number>
      <text:list-level-style-number text:level="6" loext:num-list-format="%6%" style:num-format="A">
        <style:list-level-properties text:list-level-position-and-space-mode="label-alignment">
          <style:list-level-label-alignment text:label-followed-by="space" fo:text-indent="-0.7cm" fo:margin-left="4.831cm"/>
        </style:list-level-properties>
      </text:list-level-style-number>
      <text:list-level-style-number text:level="7" loext:num-list-format="%7%" style:num-format="A">
        <style:list-level-properties text:list-level-position-and-space-mode="label-alignment">
          <style:list-level-label-alignment text:label-followed-by="space" fo:text-indent="-0.7cm" fo:margin-left="5.532cm"/>
        </style:list-level-properties>
      </text:list-level-style-number>
      <text:list-level-style-number text:level="8" loext:num-list-format="%8%" style:num-format="A">
        <style:list-level-properties text:list-level-position-and-space-mode="label-alignment">
          <style:list-level-label-alignment text:label-followed-by="space" fo:text-indent="-0.7cm" fo:margin-left="6.232cm"/>
        </style:list-level-properties>
      </text:list-level-style-number>
      <text:list-level-style-number text:level="9" loext:num-list-format="%9%" style:num-format="A">
        <style:list-level-properties text:list-level-position-and-space-mode="label-alignment">
          <style:list-level-label-alignment text:label-followed-by="space" fo:text-indent="-0.7cm" fo:margin-left="6.932cm"/>
        </style:list-level-properties>
      </text:list-level-style-number>
      <text:list-level-style-number text:level="10" loext:num-list-format="%10%" style:num-format="A">
        <style:list-level-properties text:list-level-position-and-space-mode="label-alignment">
          <style:list-level-label-alignment text:label-followed-by="space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2d4966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6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8" draw:style-name="Mdp2"/>
    <style:master-page style:name="Landscape" style:page-layout-name="Mpm9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3:22:38.172099737</meta:creation-date>
    <meta:generator>LibreOffice/24.2.6.2$Linux_X86_64 LibreOffice_project/8e9a753d9daaea75c34b417ba1bdf556bf2fc5b3</meta:generator>
    <dc:date>2024-09-27T18:11:44.668175176</dc:date>
    <meta:editing-duration>PT7H6M</meta:editing-duration>
    <meta:editing-cycles>14</meta:editing-cycles>
    <meta:print-date>2024-09-17T22:03:04.330054137</meta:print-date>
    <meta:printed-by>Файлы PDF</meta:printed-by>
    <meta:document-statistic meta:table-count="0" meta:image-count="1" meta:object-count="0" meta:page-count="8" meta:paragraph-count="118" meta:word-count="349" meta:character-count="2966" meta:non-whitespace-character-count="1806"/>
  </office:meta>
</office:document-meta>
</file>